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DD74B6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Caladea" svg:font-family="Caladea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Ink Free" fo:font-size="18pt" style:font-size-asian="15.75pt" style:font-size-complex="18pt"/>
    </style:style>
    <style:style style:name="T1" style:family="text">
      <style:text-properties officeooo:rsid="0017489c"/>
    </style:style>
    <style:style style:name="T2" style:family="text">
      <style:text-properties style:font-name="Bahnschrift" officeooo:rsid="0017489c"/>
    </style:style>
    <style:style style:name="T3" style:family="text">
      <style:text-properties style:font-name="Caladea" officeooo:rsid="001748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058cm" svg:y="0.049cm" svg:width="4.86cm" svg:height="4.86cm" draw:z-index="0"><draw:image xlink:href="Pictures/10000000000001F4000001F4DD74B686.png" xlink:type="simple" xlink:show="embed" xlink:actuate="onLoad" draw:mime-type="image/png"/></draw:frame><text:s text:c="4"/><text:span text:style-name="T1">HOME <text:s text:c="5"/>SOBRE <text:s text:c="5"/>NÓS</text:span></text:p>
      <text:p text:style-name="P1"/>
      <text:p text:style-name="P1"/>
      <text:p text:style-name="P1"/>
      <text:p text:style-name="P1"><text:s text:c="2"/><text:span text:style-name="T3">Contato: 3199877-1403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Caladea" svg:font-family="Caladea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07:21:36.302000000</meta:creation-date>
    <dc:date>2025-05-30T07:27:01.061000000</dc:date>
    <meta:editing-duration>PT5M26S</meta:editing-duration>
    <meta:editing-cycles>1</meta:editing-cycles>
    <meta:document-statistic meta:table-count="0" meta:image-count="1" meta:object-count="0" meta:page-count="1" meta:paragraph-count="2" meta:word-count="5" meta:character-count="51" meta:non-whitespace-character-count="32"/>
    <meta:generator>LibreOffice/24.2.1.2$Windows_X86_64 LibreOffice_project/db4def46b0453cc22e2d0305797cf981b68ef5ac</meta:generator>
  </office:meta>
</office:document-meta>
</file>